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20.64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454.05pt" svg:height="255.23pt" svg:x="396.4pt" svg:y="54.2pt">
            <draw:object draw:notify-on-update-of-ranges="out.A1:out.A1 out.A2:out.A29 out.B1:out.B1 out.B2:out.B29 out.A1:out.A1 out.A2:out.A29 out.C1:out.C1 out.C2:out.C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6pt" svg:height="255.26pt" svg:x="872.25pt" svg:y="75.29pt">
            <draw:object draw:notify-on-update-of-ranges="out.A1:out.A1 out.A2:out.A29 out.D1:out.D1 out.D2:out.D29 out.A1:out.A1 out.A2:out.A29 out.E1:out.E1 out.E2:out.E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_cross_entropy_loss</text:p>
          </table:table-cell>
          <table:table-cell office:value-type="string" calcext:value-type="string">
            <text:p>val_cross_entropy_loss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val_a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1902555823326" calcext:value-type="float">
            <text:p>0.131902555823326</text:p>
          </table:table-cell>
          <table:table-cell office:value-type="float" office:value="0.160864522457123" calcext:value-type="float">
            <text:p>0.16086452245712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2642679810524" calcext:value-type="float">
            <text:p>0.102642679810524</text:p>
          </table:table-cell>
          <table:table-cell office:value-type="float" office:value="0.168212752342224" calcext:value-type="float">
            <text:p>0.168212752342224</text:p>
          </table:table-cell>
          <table:table-cell office:value-type="float" office:value="0.03625" calcext:value-type="float">
            <text:p>0.036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92310005426407" calcext:value-type="float">
            <text:p>0.089231000542641</text:p>
          </table:table-cell>
          <table:table-cell office:value-type="float" office:value="0.186175818443298" calcext:value-type="float">
            <text:p>0.186175818443298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74991875886917" calcext:value-type="float">
            <text:p>0.077499187588692</text:p>
          </table:table-cell>
          <table:table-cell office:value-type="float" office:value="0.199110617637634" calcext:value-type="float">
            <text:p>0.199110617637634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28711900115013" calcext:value-type="float">
            <text:p>0.062871190011501</text:p>
          </table:table-cell>
          <table:table-cell office:value-type="float" office:value="0.217099719047546" calcext:value-type="float">
            <text:p>0.217099719047546</text:p>
          </table:table-cell>
          <table:table-cell office:value-type="float" office:value="0.34125" calcext:value-type="float">
            <text:p>0.3412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49093669652939" calcext:value-type="float">
            <text:p>0.044909366965294</text:p>
          </table:table-cell>
          <table:table-cell office:value-type="float" office:value="0.252277431488037" calcext:value-type="float">
            <text:p>0.252277431488037</text:p>
          </table:table-cell>
          <table:table-cell office:value-type="float" office:value="0.67875" calcext:value-type="float">
            <text:p>0.6787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65185928344727" calcext:value-type="float">
            <text:p>0.026518592834473</text:p>
          </table:table-cell>
          <table:table-cell office:value-type="float" office:value="0.279796600341797" calcext:value-type="float">
            <text:p>0.279796600341797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42831853032112" calcext:value-type="float">
            <text:p>0.014283185303211</text:p>
          </table:table-cell>
          <table:table-cell office:value-type="float" office:value="0.305538468360901" calcext:value-type="float">
            <text:p>0.305538468360901</text:p>
          </table:table-cell>
          <table:table-cell office:value-type="float" office:value="0.935" calcext:value-type="float">
            <text:p>0.93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0027594640851" calcext:value-type="float">
            <text:p>0.007002759464085</text:p>
          </table:table-cell>
          <table:table-cell office:value-type="float" office:value="0.312789635658264" calcext:value-type="float">
            <text:p>0.312789635658264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8532898016274" calcext:value-type="float">
            <text:p>0.003853289801627</text:p>
          </table:table-cell>
          <table:table-cell office:value-type="float" office:value="0.322658319473267" calcext:value-type="float">
            <text:p>0.322658319473267</text:p>
          </table:table-cell>
          <table:table-cell office:value-type="float" office:value="0.97875" calcext:value-type="float">
            <text:p>0.9787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99102431535721" calcext:value-type="float">
            <text:p>0.001991024315357</text:p>
          </table:table-cell>
          <table:table-cell office:value-type="float" office:value="0.325750827789307" calcext:value-type="float">
            <text:p>0.325750827789307</text:p>
          </table:table-cell>
          <table:table-cell office:value-type="float" office:value="0.985" calcext:value-type="float">
            <text:p>0.98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48582962807268" calcext:value-type="float">
            <text:p>0.001485829628073</text:p>
          </table:table-cell>
          <table:table-cell office:value-type="float" office:value="0.326853551864624" calcext:value-type="float">
            <text:p>0.326853551864624</text:p>
          </table:table-cell>
          <table:table-cell office:value-type="float" office:value="0.985" calcext:value-type="float">
            <text:p>0.98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859002766665071" calcext:value-type="float">
            <text:p>0.000859002766665</text:p>
          </table:table-cell>
          <table:table-cell office:value-type="float" office:value="0.331304135322571" calcext:value-type="float">
            <text:p>0.331304135322571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528562103863806" calcext:value-type="float">
            <text:p>0.000528562103864</text:p>
          </table:table-cell>
          <table:table-cell office:value-type="float" office:value="0.335450596809387" calcext:value-type="float">
            <text:p>0.335450596809387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96007758099586" calcext:value-type="float">
            <text:p>0.0003960077581</text:p>
          </table:table-cell>
          <table:table-cell office:value-type="float" office:value="0.341962170600891" calcext:value-type="float">
            <text:p>0.3419621706008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409975384827703" calcext:value-type="float">
            <text:p>0.000409975384828</text:p>
          </table:table-cell>
          <table:table-cell office:value-type="float" office:value="0.347522268295288" calcext:value-type="float">
            <text:p>0.347522268295288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269106862833723" calcext:value-type="float">
            <text:p>0.000269106862834</text:p>
          </table:table-cell>
          <table:table-cell office:value-type="float" office:value="0.350595054626465" calcext:value-type="float">
            <text:p>0.350595054626465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214711064472794" calcext:value-type="float">
            <text:p>0.000214711064473</text:p>
          </table:table-cell>
          <table:table-cell office:value-type="float" office:value="0.354003076553345" calcext:value-type="float">
            <text:p>0.354003076553345</text:p>
          </table:table-cell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186455764342099" calcext:value-type="float">
            <text:p>0.000186455764342</text:p>
          </table:table-cell>
          <table:table-cell office:value-type="float" office:value="0.358296613693237" calcext:value-type="float">
            <text:p>0.358296613693237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7177798494231" calcext:value-type="float">
            <text:p>0.000171777984942</text:p>
          </table:table-cell>
          <table:table-cell office:value-type="float" office:value="0.36183292388916" calcext:value-type="float">
            <text:p>0.36183292388916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8373298458755" calcext:value-type="float">
            <text:p>0.000183732984588</text:p>
          </table:table-cell>
          <table:table-cell office:value-type="float" office:value="0.3642555809021" calcext:value-type="float">
            <text:p>0.3642555809021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31912570795976" calcext:value-type="float">
            <text:p>0.000131912570796</text:p>
          </table:table-cell>
          <table:table-cell office:value-type="float" office:value="0.366741495132446" calcext:value-type="float">
            <text:p>0.366741495132446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17441354668699" calcext:value-type="float">
            <text:p>0.000117441354669</text:p>
          </table:table-cell>
          <table:table-cell office:value-type="float" office:value="0.369811878204346" calcext:value-type="float">
            <text:p>0.369811878204346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07444015447982" calcext:value-type="float">
            <text:p>0.000107444015448</text:p>
          </table:table-cell>
          <table:table-cell office:value-type="float" office:value="0.372965383529663" calcext:value-type="float">
            <text:p>0.37296538352966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974311644677073" calcext:value-type="float">
            <text:p>9.74311644677073E-05</text:p>
          </table:table-cell>
          <table:table-cell office:value-type="float" office:value="0.375511636734009" calcext:value-type="float">
            <text:p>0.375511636734009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92026480124332" calcext:value-type="float">
            <text:p>9.2026480124332E-05</text:p>
          </table:table-cell>
          <table:table-cell office:value-type="float" office:value="0.377888355255127" calcext:value-type="float">
            <text:p>0.377888355255127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864093331620097" calcext:value-type="float">
            <text:p>8.64093331620097E-05</text:p>
          </table:table-cell>
          <table:table-cell office:value-type="float" office:value="0.380208902359009" calcext:value-type="float">
            <text:p>0.380208902359009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79400857212022" calcext:value-type="float">
            <text:p>7.9400857212022E-05</text:p>
          </table:table-cell>
          <table:table-cell office:value-type="float" office:value="0.382528696060181" calcext:value-type="float">
            <text:p>0.382528696060181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8T00:06:08.838363522</dc:date>
    <meta:editing-duration>PT3M52S</meta:editing-duration>
    <meta:editing-cycles>1</meta:editing-cycles>
    <meta:document-statistic meta:table-count="1" meta:cell-count="145" meta:object-count="2"/>
    <meta:generator>LibreOffice/6.2.7.1$Linux_X86_64 LibreOffice_project/2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05cm" xlink:href=".." xlink:type="simple" chart:class="chart:scatter" chart:style-name="ch1">
        <chart:legend chart:legend-position="end" svg:x="10.839cm" svg:y="3.954cm" style:legend-expansion="high" chart:style-name="ch2"/>
        <chart:plot-area chart:style-name="ch3" table:cell-range-address="out.A1:out.C29" chart:data-source-has-labels="row" svg:x="0.32cm" svg:y="0.18cm" svg:width="10.199cm" svg:height="8.645cm">
          <chartooo:coordinate-region svg:x="1.232cm" svg:y="0.38cm" svg:width="9.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2:out.B29" chart:label-cell-address="out.B1:out.B1" chart:class="chart:scatter">
            <chart:domain table:cell-range-address="out.A2:out.A29"/>
            <chart:data-point chart:repeated="28"/>
          </chart:series>
          <chart:series chart:style-name="ch7" chart:values-cell-range-address="out.C2:out.C29" chart:label-cell-address="out.C1:out.C1" chart:class="chart:scatte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cross_entropy_loss</text:p>
                <draw:g>
                  <svg:desc>out.B1:out.B1</svg:desc>
                </draw:g>
              </table:table-cell>
              <table:table-cell office:value-type="string">
                <text:p>val_cross_entropy_loss</text:p>
                <draw:g>
                  <svg:desc>out.C1:ou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.A2:out.A29</svg:desc>
                </draw:g>
              </table:table-cell>
              <table:table-cell office:value-type="float" office:value="0.131902555823326">
                <text:p>0.131902555823326</text:p>
                <draw:g>
                  <svg:desc>out.B2:out.B29</svg:desc>
                </draw:g>
              </table:table-cell>
              <table:table-cell office:value-type="float" office:value="0.160864522457123">
                <text:p>0.160864522457123</text:p>
                <draw:g>
                  <svg:desc>out.C2:out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02642679810524">
                <text:p>0.102642679810524</text:p>
              </table:table-cell>
              <table:table-cell office:value-type="float" office:value="0.168212752342224">
                <text:p>0.168212752342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892310005426407">
                <text:p>0.0892310005426407</text:p>
              </table:table-cell>
              <table:table-cell office:value-type="float" office:value="0.186175818443298">
                <text:p>0.186175818443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74991875886917">
                <text:p>0.0774991875886917</text:p>
              </table:table-cell>
              <table:table-cell office:value-type="float" office:value="0.199110617637634">
                <text:p>0.199110617637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628711900115013">
                <text:p>0.0628711900115013</text:p>
              </table:table-cell>
              <table:table-cell office:value-type="float" office:value="0.217099719047546">
                <text:p>0.217099719047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449093669652939">
                <text:p>0.0449093669652939</text:p>
              </table:table-cell>
              <table:table-cell office:value-type="float" office:value="0.252277431488037">
                <text:p>0.252277431488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65185928344727">
                <text:p>0.0265185928344727</text:p>
              </table:table-cell>
              <table:table-cell office:value-type="float" office:value="0.279796600341797">
                <text:p>0.279796600341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142831853032112">
                <text:p>0.0142831853032112</text:p>
              </table:table-cell>
              <table:table-cell office:value-type="float" office:value="0.305538468360901">
                <text:p>0.305538468360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70027594640851">
                <text:p>0.0070027594640851</text:p>
              </table:table-cell>
              <table:table-cell office:value-type="float" office:value="0.312789635658264">
                <text:p>0.312789635658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38532898016274">
                <text:p>0.0038532898016274</text:p>
              </table:table-cell>
              <table:table-cell office:value-type="float" office:value="0.322658319473267">
                <text:p>0.322658319473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199102431535721">
                <text:p>0.00199102431535721</text:p>
              </table:table-cell>
              <table:table-cell office:value-type="float" office:value="0.325750827789307">
                <text:p>0.325750827789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148582962807268">
                <text:p>0.00148582962807268</text:p>
              </table:table-cell>
              <table:table-cell office:value-type="float" office:value="0.326853551864624">
                <text:p>0.326853551864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0859002766665071">
                <text:p>0.000859002766665071</text:p>
              </table:table-cell>
              <table:table-cell office:value-type="float" office:value="0.331304135322571">
                <text:p>0.331304135322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528562103863806">
                <text:p>0.000528562103863806</text:p>
              </table:table-cell>
              <table:table-cell office:value-type="float" office:value="0.335450596809387">
                <text:p>0.335450596809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396007758099586">
                <text:p>0.000396007758099586</text:p>
              </table:table-cell>
              <table:table-cell office:value-type="float" office:value="0.341962170600891">
                <text:p>0.3419621706008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409975384827703">
                <text:p>0.000409975384827703</text:p>
              </table:table-cell>
              <table:table-cell office:value-type="float" office:value="0.347522268295288">
                <text:p>0.347522268295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0269106862833723">
                <text:p>0.000269106862833723</text:p>
              </table:table-cell>
              <table:table-cell office:value-type="float" office:value="0.350595054626465">
                <text:p>0.350595054626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0214711064472794">
                <text:p>0.000214711064472794</text:p>
              </table:table-cell>
              <table:table-cell office:value-type="float" office:value="0.354003076553345">
                <text:p>0.354003076553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0186455764342099">
                <text:p>0.000186455764342099</text:p>
              </table:table-cell>
              <table:table-cell office:value-type="float" office:value="0.358296613693237">
                <text:p>0.358296613693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17177798494231">
                <text:p>0.00017177798494231</text:p>
              </table:table-cell>
              <table:table-cell office:value-type="float" office:value="0.36183292388916">
                <text:p>0.36183292388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018373298458755">
                <text:p>0.00018373298458755</text:p>
              </table:table-cell>
              <table:table-cell office:value-type="float" office:value="0.3642555809021">
                <text:p>0.3642555809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0131912570795976">
                <text:p>0.000131912570795976</text:p>
              </table:table-cell>
              <table:table-cell office:value-type="float" office:value="0.366741495132446">
                <text:p>0.366741495132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0117441354668699">
                <text:p>0.000117441354668699</text:p>
              </table:table-cell>
              <table:table-cell office:value-type="float" office:value="0.369811878204346">
                <text:p>0.369811878204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0107444015447982">
                <text:p>0.000107444015447982</text:p>
              </table:table-cell>
              <table:table-cell office:value-type="float" office:value="0.372965383529663">
                <text:p>0.372965383529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0974311644677073">
                <text:p>0.0000974311644677073</text:p>
              </table:table-cell>
              <table:table-cell office:value-type="float" office:value="0.375511636734009">
                <text:p>0.375511636734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092026480124332">
                <text:p>0.000092026480124332</text:p>
              </table:table-cell>
              <table:table-cell office:value-type="float" office:value="0.377888355255127">
                <text:p>0.3778883552551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0864093331620097">
                <text:p>0.0000864093331620097</text:p>
              </table:table-cell>
              <table:table-cell office:value-type="float" office:value="0.380208902359009">
                <text:p>0.380208902359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079400857212022">
                <text:p>0.000079400857212022</text:p>
              </table:table-cell>
              <table:table-cell office:value-type="float" office:value="0.382528696060181">
                <text:p>0.382528696060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3.245cm" svg:y="3.955cm" style:legend-expansion="high" chart:style-name="ch2"/>
        <chart:plot-area chart:style-name="ch3" table:cell-range-address="out.A1:out.A29 out.D1:out.E29" chart:data-source-has-labels="row" svg:x="0.319cm" svg:y="0.18cm" svg:width="12.607cm" svg:height="8.646cm">
          <chartooo:coordinate-region svg:x="1.046cm" svg:y="0.38cm" svg:width="11.69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D2:out.D29" chart:label-cell-address="out.D1:out.D1" chart:class="chart:scatter">
            <chart:domain table:cell-range-address="out.A2:out.A29"/>
            <chart:data-point chart:repeated="28"/>
          </chart:series>
          <chart:series chart:style-name="ch7" chart:values-cell-range-address="out.E2:out.E29" chart:label-cell-address="out.E1:out.E1" chart:class="chart:scatte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acc</text:p>
                <draw:g>
                  <svg:desc>out.D1:out.D1</svg:desc>
                </draw:g>
              </table:table-cell>
              <table:table-cell office:value-type="string">
                <text:p>val_acc</text:p>
                <draw:g>
                  <svg:desc>out.E1:ou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.A2:out.A29</svg:desc>
                </draw:g>
              </table:table-cell>
              <table:table-cell office:value-type="float" office:value="0.01">
                <text:p>0.01</text:p>
                <draw:g>
                  <svg:desc>out.D2:out.D29</svg:desc>
                </draw:g>
              </table:table-cell>
              <table:table-cell office:value-type="float" office:value="0">
                <text:p>0</text:p>
                <draw:g>
                  <svg:desc>out.E2:out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625">
                <text:p>0.036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75">
                <text:p>0.077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5625">
                <text:p>0.1562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4125">
                <text:p>0.3412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7875">
                <text:p>0.6787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675">
                <text:p>0.867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35">
                <text:p>0.93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6125">
                <text:p>0.961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7875">
                <text:p>0.9787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85">
                <text:p>0.98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85">
                <text:p>0.98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9375">
                <text:p>0.993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9625">
                <text:p>0.996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975">
                <text:p>0.99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9875">
                <text:p>0.9987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9875">
                <text:p>0.9987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9875">
                <text:p>0.998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